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20pt" style:font-size-asian="20pt" style:font-size-complex="2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465A4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C00000" style:repeat-content="false"/>
      <style:paragraph-properties fo:text-align="center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2.46944444444444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1.30527777777778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32.75pt" style:use-optimal-row-height="false" fo:break-before="auto"/>
    </style:style>
    <style:style style:name="ro2" style:family="table-row">
      <style:table-row-properties style:row-height="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">
      <style:graphic-properties draw:fill="none" draw:stroke="solid" svg:stroke-width="0.02083in" svg:stroke-color="#ed7d31" draw:marker-end="a60" svg:stroke-opacity="100%" draw:stroke-linejoin="miter" svg:stroke-linecap="butt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">
      <style:graphic-properties draw:fill="none" draw:stroke="solid" svg:stroke-width="0.02083in" svg:stroke-color="#ed7d31" draw:marker-end="a62" svg:stroke-opacity="100%" draw:stroke-linejoin="miter" svg:stroke-linecap="butt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none" draw:stroke="solid" svg:stroke-width="0.02083in" svg:stroke-color="#ed7d31" draw:marker-end="a64" svg:stroke-opacity="100%" draw:stroke-linejoin="miter" svg:stroke-linecap="butt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none" draw:stroke="solid" svg:stroke-width="0.02083in" svg:stroke-color="#ed7d31" draw:marker-end="a50" svg:stroke-opacity="100%" draw:stroke-linejoin="miter" svg:stroke-linecap="butt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draw:fill="none" draw:stroke="solid" svg:stroke-width="0.02083in" svg:stroke-color="#ed7d31" draw:marker-end="a52" svg:stroke-opacity="100%" draw:stroke-linejoin="miter" svg:stroke-linecap="butt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">
      <style:graphic-properties draw:fill="none" draw:stroke="solid" svg:stroke-width="0.02083in" svg:stroke-color="#ed7d31" draw:marker-end="a54" svg:stroke-opacity="100%" draw:stroke-linejoin="miter" svg:stroke-linecap="butt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draw:fill="none" draw:stroke="solid" svg:stroke-width="0.02083in" svg:stroke-color="#ed7d31" draw:marker-end="a56" svg:stroke-opacity="100%" draw:stroke-linejoin="miter" svg:stroke-linecap="butt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none" draw:stroke="solid" svg:stroke-width="0.02083in" svg:stroke-color="#ed7d31" draw:marker-end="a58" svg:stroke-opacity="100%" draw:stroke-linejoin="miter" svg:stroke-linecap="but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none" draw:stroke="solid" svg:stroke-width="0.02083in" svg:stroke-color="#ed7d31" draw:marker-end="a42" svg:stroke-opacity="100%" draw:stroke-linejoin="miter" svg:stroke-linecap="butt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fill="none" draw:stroke="solid" svg:stroke-width="0.02083in" svg:stroke-color="#ed7d31" draw:marker-end="a44" svg:stroke-opacity="100%" draw:stroke-linejoin="miter" svg:stroke-linecap="butt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7">
      <style:graphic-properties draw:fill="none" draw:stroke="solid" svg:stroke-width="0.02083in" svg:stroke-color="#ed7d31" draw:marker-end="a46" svg:stroke-opacity="100%" draw:stroke-linejoin="miter" svg:stroke-linecap="butt"/>
    </style:style>
    <style:style style:family="graphic" style:name="a49">
      <style:graphic-properties draw:fill="none" draw:stroke="solid" svg:stroke-width="0.02083in" svg:stroke-color="#ed7d31" draw:marker-end="a48" svg:stroke-opacity="100%" draw:stroke-linejoin="miter" svg:stroke-linecap="butt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number-columns-repeated="3" table:default-cell-style-name="ce4"/>
        <table:table-column table:style-name="co2" table:number-columns-repeated="55" table:default-cell-style-name="ce3"/>
        <table:table-column table:style-name="co3" table:number-columns-repeated="30" table:default-cell-style-name="ce3"/>
        <table:table-column table:style-name="co1" table:number-columns-repeated="936" table:default-cell-style-name="ce4"/>
        <table:table-column table:style-name="co4" table:number-columns-repeated="15360" table:default-cell-style-name="ce4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3">
            <text:p>46</text:p>
          </table:table-cell>
          <table:table-cell office:value-type="float" office:value="47" table:style-name="ce3">
            <text:p>47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3">
            <text:p>50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3">
            <text:p>52</text:p>
          </table:table-cell>
          <table:table-cell office:value-type="float" office:value="53" table:style-name="ce3">
            <text:p>53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3">
            <text:p>56</text:p>
          </table:table-cell>
          <table:table-cell table:number-columns-repeated="16325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4">
            <text:p>0</text:p>
            <draw:custom-shape svg:x="0.95786in" svg:y="0.06226in" svg:width="2.50958in" svg:height="0.2682in" draw:z-index="1" draw:id="id0" draw:style-name="a2" draw:name="Прямоугольник 2">
              <svg:title/>
              <svg:desc/>
              <text:p text:style-name="a1" text:class-names="" text:cond-style-name=""><text:span text:style-name="a0" text:class-names="">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3"/>
          <table:table-cell table:style-name="ce3">
            <draw:connector draw:type="line" svg:x1="0.31609in" svg:y1="0.19636in" draw:start-shape="id0" draw:start-glue-point="1" svg:x2="0.45019in" svg:y2="0.19636in" draw:end-shape="id4" draw:end-glue-point="3" draw:z-index="15" draw:id="id14" draw:style-name="a43" draw:name="Прямая со стрелкой 28">
              <svg:title/>
              <svg:desc/>
            </draw:connector>
            <draw:connector draw:type="line" svg:x1="0.31609in" svg:y1="0.19636in" draw:start-shape="id0" draw:start-glue-point="1" svg:x2="2.63889in" svg:y2="0.55556in" draw:end-shape="id6" draw:end-glue-point="3" draw:z-index="18" draw:id="id17" draw:style-name="a49" draw:name="Прямая со стрелкой 31">
              <svg:title/>
              <svg:desc/>
            </draw:connector>
          </table:table-cell>
          <table:table-cell table:style-name="ce3">
            <draw:custom-shape svg:x="0.01437in" svg:y="0.06226in" svg:width="2.9933in" svg:height="0.2682in" draw:z-index="5" draw:id="id4" draw:style-name="a14" draw:name="Прямоугольник 17">
              <svg:title/>
              <svg:desc/>
              <text:p text:style-name="a13" text:class-names="" text:cond-style-name=""><text:span text:style-name="a12" text:class-names="">3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8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4">
            <text:p>0</text:p>
          </table:table-cell>
          <table:table-cell table:style-name="ce3">
            <draw:custom-shape svg:x="0.01916in" svg:y="0.05747in" svg:width="4.7318in" svg:height="0.2682in" draw:z-index="2" draw:id="id1" draw:style-name="a5" draw:name="Прямоугольник 3">
              <svg:title/>
              <svg:desc/>
              <text:p text:style-name="a4" text:class-names="" text:cond-style-name=""><text:span text:style-name="a3" text:class-names="">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9" table:style-name="ce3"/>
          <table:table-cell table:style-name="ce3">
            <draw:connector draw:type="line" svg:x1="0.39272in" svg:y1="0.19157in" draw:start-shape="id1" draw:start-glue-point="1" svg:x2="0.45977in" svg:y2="0.20594in" draw:end-shape="id6" draw:end-glue-point="3" draw:z-index="17" draw:id="id16" draw:style-name="a47" draw:name="Прямая со стрелкой 30">
              <svg:title/>
              <svg:desc/>
            </draw:connector>
            <draw:connector draw:type="line" svg:x1="0.39272in" svg:y1="0.19157in" draw:start-shape="id1" draw:start-glue-point="1" svg:x2="0.47893in" svg:y2="1.9205in" draw:end-shape="id5" draw:end-glue-point="3" draw:z-index="16" draw:id="id15" draw:style-name="a45" draw:name="Прямая со стрелкой 29">
              <svg:title/>
              <svg:desc/>
            </draw:connector>
          </table:table-cell>
          <table:table-cell table:style-name="ce3">
            <draw:custom-shape svg:x="0.02395in" svg:y="0.07184in" svg:width="3.40517in" svg:height="0.2682in" draw:z-index="7" draw:id="id6" draw:style-name="a20" draw:name="Прямоугольник 19">
              <svg:title/>
              <svg:desc/>
              <text:p text:style-name="a19" text:class-names="" text:cond-style-name=""><text:span text:style-name="a18" text:class-names="">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3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4">
            <text:p>1</text:p>
          </table:table-cell>
          <table:table-cell table:style-name="ce3">
            <draw:custom-shape svg:x="0.00958in" svg:y="0.02874in" svg:width="2.9933in" svg:height="0.2682in" draw:z-index="3" draw:id="id2" draw:style-name="a8" draw:name="Прямоугольник 7">
              <svg:title/>
              <svg:desc/>
              <text:p text:style-name="a7" text:class-names="" text:cond-style-name=""><text:span text:style-name="a6" text:class-names="">6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3"/>
          <table:table-cell table:style-name="ce3">
            <draw:connector draw:type="line" svg:x1="0.38793in" svg:y1="0.16284in" draw:start-shape="id2" draw:start-glue-point="1" svg:x2="0.47414in" svg:y2="0.18199in" draw:end-shape="id7" draw:end-glue-point="3" draw:z-index="19" draw:id="id18" draw:style-name="a51" draw:name="Прямая со стрелкой 32">
              <svg:title/>
              <svg:desc/>
            </draw:connector>
            <draw:connector draw:type="line" svg:x1="0.38793in" svg:y1="0.16284in" draw:start-shape="id2" draw:start-glue-point="1" svg:x2="0.47414in" svg:y2="0.50766in" draw:end-shape="id8" draw:end-glue-point="3" draw:z-index="20" draw:id="id19" draw:style-name="a53" draw:name="Прямая со стрелкой 33">
              <svg:title/>
              <svg:desc/>
            </draw:connector>
          </table:table-cell>
          <table:table-cell table:style-name="ce3">
            <draw:custom-shape svg:x="0.03831in" svg:y="0.04789in" svg:width="3.85536in" svg:height="0.2682in" draw:z-index="8" draw:id="id7" draw:style-name="a23" draw:name="Прямоугольник 20">
              <svg:title/>
              <svg:desc/>
              <text:p text:style-name="a22" text:class-names="" text:cond-style-name=""><text:span text:style-name="a21" text:class-names="">7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4">
            <text:p>2</text:p>
          </table:table-cell>
          <table:table-cell table:number-columns-repeated="7" table:style-name="ce3"/>
          <table:table-cell table:style-name="ce3">
            <draw:custom-shape svg:x="0.03831in" svg:y="0.02395in" svg:width="4.30077in" svg:height="0.2682in" draw:z-index="9" draw:id="id8" draw:style-name="a26" draw:name="Прямоугольник 21">
              <svg:title/>
              <svg:desc/>
              <text:p text:style-name="a25" text:class-names="" text:cond-style-name=""><text:span text:style-name="a24" text:class-names="">8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8" table:style-name="ce5">
            <text:p>8</text:p>
          </table:table-cell>
          <table:table-cell office:value-type="string" table:style-name="ce4">
            <text:p>1; 2</text:p>
          </table:table-cell>
          <table:table-cell table:style-name="ce3">
            <draw:custom-shape svg:x="0.01916in" svg:y="0.03352in" svg:width="1.69061in" svg:height="0.2682in" draw:z-index="4" draw:id="id3" draw:style-name="a11" draw:name="Прямоугольник 10">
              <svg:title/>
              <svg:desc/>
              <text:p text:style-name="a10" text:class-names="" text:cond-style-name=""><text:span text:style-name="a9" text:class-names="">9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3"/>
          <table:table-cell table:style-name="ce3">
            <draw:connector draw:type="line" svg:x1="0.4023in" svg:y1="0.16762in" draw:start-shape="id3" draw:start-glue-point="1" svg:x2="0.45498in" svg:y2="0.17241in" draw:end-shape="id9" draw:end-glue-point="3" draw:z-index="21" draw:id="id20" draw:style-name="a55" draw:name="Прямая со стрелкой 46">
              <svg:title/>
              <svg:desc/>
            </draw:connector>
            <draw:connector draw:type="line" svg:x1="0.4023in" svg:y1="0.16762in" draw:start-shape="id3" draw:start-glue-point="1" svg:x2="0.43582in" svg:y2="0.47893in" draw:end-shape="id10" draw:end-glue-point="3" draw:z-index="22" draw:id="id21" draw:style-name="a57" draw:name="Прямая со стрелкой 47">
              <svg:title/>
              <svg:desc/>
            </draw:connector>
          </table:table-cell>
          <table:table-cell table:style-name="ce3">
            <draw:custom-shape svg:x="0.01916in" svg:y="0.03831in" svg:width="2.9933in" svg:height="0.2682in" draw:z-index="10" draw:id="id9" draw:style-name="a29" draw:name="Прямоугольник 22">
              <svg:title/>
              <svg:desc/>
              <text:p text:style-name="a28" text:class-names="" text:cond-style-name=""><text:span text:style-name="a27" text:class-names="">1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.34483in" svg:width="3.40517in" svg:height="0.2682in" draw:z-index="11" draw:id="id10" draw:style-name="a32" draw:name="Прямоугольник 23">
              <svg:title/>
              <svg:desc/>
              <text:p text:style-name="a31" text:class-names="" text:cond-style-name=""><text:span text:style-name="a30" text:class-names="">1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5" table:style-name="ce3"/>
          <table:table-cell table:style-name="ce3">
            <draw:connector draw:type="line" svg:x1="0.39751in" svg:y1="0.17241in" draw:start-shape="id9" draw:start-glue-point="1" svg:x2="0.8908in" svg:y2="0.16763in" draw:end-shape="id11" draw:end-glue-point="3" draw:z-index="23" draw:id="id22" draw:style-name="a59" draw:name="Прямая со стрелкой 48">
              <svg:title/>
              <svg:desc/>
            </draw:connector>
          </table:table-cell>
          <table:table-cell table:style-name="ce3">
            <draw:connector draw:type="line" svg:x1="0.35441in" svg:y1="0.47893in" draw:start-shape="id10" draw:start-glue-point="1" svg:x2="0.45498in" svg:y2="0.16763in" draw:end-shape="id11" draw:end-glue-point="3" draw:z-index="24" draw:id="id23" draw:style-name="a61" draw:name="Прямая со стрелкой 49">
              <svg:title/>
              <svg:desc/>
            </draw:connector>
          </table:table-cell>
          <table:table-cell table:style-name="ce3">
            <draw:custom-shape svg:x="0.01916in" svg:y="0.03353in" svg:width="2.10728in" svg:height="0.2682in" draw:z-index="12" draw:id="id11" draw:style-name="a35" draw:name="Прямоугольник 24">
              <svg:title/>
              <svg:desc/>
              <text:p text:style-name="a34" text:class-names="" text:cond-style-name=""><text:span text:style-name="a33" text:class-names="">1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3"/>
          <table:table-cell table:style-name="ce3">
            <draw:connector draw:type="line" svg:x1="0.38314in" svg:y1="0.16763in" draw:start-shape="id11" draw:start-glue-point="1" svg:x2="0.43582in" svg:y2="0.14368in" draw:end-shape="id12" draw:end-glue-point="3" draw:z-index="25" draw:id="id24" draw:style-name="a63" draw:name="Прямая со стрелкой 50">
              <svg:title/>
              <svg:desc/>
            </draw:connector>
            <draw:connector draw:type="line" svg:x1="0.38314in" svg:y1="0.16763in" draw:start-shape="id11" draw:start-glue-point="1" svg:x2="0.46456in" svg:y2="0.51245in" draw:end-shape="id13" draw:end-glue-point="3" draw:z-index="26" draw:id="id25" draw:style-name="a65" draw:name="Прямая со стрелкой 59">
              <svg:title/>
              <svg:desc/>
            </draw:connector>
          </table:table-cell>
          <table:table-cell table:style-name="ce3">
            <draw:custom-shape svg:x="0in" svg:y="0.00958in" svg:width="3.40517in" svg:height="0.2682in" draw:z-index="13" draw:id="id12" draw:style-name="a38" draw:name="Прямоугольник 25">
              <svg:title/>
              <svg:desc/>
              <text:p text:style-name="a37" text:class-names="" text:cond-style-name=""><text:span text:style-name="a36" text:class-names="">13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7" table:style-name="ce3"/>
          <table:table-cell table:style-name="ce3">
            <draw:custom-shape svg:x="0.02873in" svg:y="0.02874in" svg:width="2.50958in" svg:height="0.2682in" draw:z-index="14" draw:id="id13" draw:style-name="a41" draw:name="Прямоугольник 26">
              <svg:title/>
              <svg:desc/>
              <text:p text:style-name="a40" text:class-names="" text:cond-style-name=""><text:span text:style-name="a39" text:class-names="">1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9" table:style-name="ce5">
            <text:p>9</text:p>
          </table:table-cell>
          <table:table-cell office:value-type="float" office:value="6" table:style-name="ce4">
            <text:p>6</text:p>
          </table:table-cell>
          <table:table-cell table:number-columns-repeated="11" table:style-name="ce3"/>
          <table:table-cell table:style-name="ce3">
            <draw:custom-shape svg:x="0.0431in" svg:y="0.03832in" svg:width="1.69061in" svg:height="0.2682in" draw:z-index="6" draw:id="id5" draw:style-name="a17" draw:name="Прямоугольник 18">
              <svg:title/>
              <svg:desc/>
              <text:p text:style-name="a16" text:class-names="" text:cond-style-name=""><text:span text:style-name="a15" text:class-names="">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3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4">
            <text:p>6</text:p>
          </table:table-cell>
          <table:table-cell table:number-columns-repeated="7" table:style-name="ce3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number-columns-repeated="12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4">
            <text:p>0</text:p>
          </table:table-cell>
          <table:table-cell table:number-columns-repeated="25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9" table:style-name="ce4">
            <text:p>9</text:p>
          </table:table-cell>
          <table:table-cell table:number-columns-repeated="25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4">
            <text:p>9</text:p>
          </table:table-cell>
          <table:table-cell table:number-columns-repeated="25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10; 11</text:p>
          </table:table-cell>
          <table:table-cell table:number-columns-repeated="25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8" table:style-name="ce5">
            <text:p>8</text:p>
          </table:table-cell>
          <table:table-cell office:value-type="float" office:value="12" table:style-name="ce4">
            <text:p>12</text:p>
          </table:table-cell>
          <table:table-cell table:number-columns-repeated="25" table:style-name="ce3"/>
          <table:table-cell table:style-name="ce6"/>
          <table:table-cell table:number-columns-repeated="59" table:style-name="ce3"/>
          <table:table-cell table:number-columns-repeated="16296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4">
            <text:p>12</text:p>
          </table:table-cell>
          <table:table-cell table:number-columns-repeated="85" table:style-name="ce3"/>
          <table:table-cell table:number-columns-repeated="16296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color="#000000" style:font-name="Arial" style:font-name-asian="Arial" style:font-name-complex="Arial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Arial" style:font-name-asian="Arial" style:font-name-complex="Arial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Arial" style:font-name-asian="Arial" style:font-name-complex="Arial"/>
    </style: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/>
    </style:style>
    <style:style style:name="Error" style:family="table-cell" style:data-style-name="N0">
      <style:table-cell-properties style:vertical-align="automatic" fo:background-color="#CC0000"/>
      <style:text-properties fo:color="#FFFFFF" style:font-name="Arial" style:font-name-asian="Arial" style:font-name-complex="Arial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style:font-name="Arial" style:font-name-asian="Arial" style:font-name-complex="Arial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Arial" style:font-name-asian="Arial" style:font-name-complex="Arial"/>
    </style:style>
    <style:style style:name="Heading" style:family="table-cell" style:data-style-name="N0">
      <style:table-cell-properties style:vertical-align="automatic"/>
      <style:text-properties fo:color="#000000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/>
      <style:text-properties fo:color="#0000EE" style:font-name="Arial" style:font-name-asian="Arial" style:font-name-complex="Arial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Arial" style:font-name-asian="Arial" style:font-name-complex="Arial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/>
    </style:style>
    <style:style style:name="Result" style:family="table-cell" style:data-style-name="N0">
      <style:table-cell-properties style:vertical-align="automatic"/>
      <style:text-properties fo:color="#000000"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  <style:text-properties fo:color="#000000" style:font-name="Arial" style:font-name-asian="Arial" style:font-name-complex="Arial"/>
    </style:style>
    <style:style style:name="Text" style:family="table-cell" style:data-style-name="N0">
      <style:table-cell-properties style:vertical-align="automatic"/>
      <style:text-properties fo:color="#000000" style:font-name="Arial" style:font-name-asian="Arial" style:font-name-complex="Arial"/>
    </style:style>
    <style:style style:name="Warning" style:family="table-cell" style:data-style-name="N0">
      <style:table-cell-properties style:vertical-align="automatic"/>
      <style:text-properties fo:color="#CC0000" style:font-name="Arial" style:font-name-asian="Arial" style:font-name-complex="Arial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4" svg:viewBox="0 0 20 30" svg:d="m10 0-10 30h20z"/>
    <draw:marker draw:name="a56" svg:viewBox="0 0 20 30" svg:d="m10 0-10 30h20z"/>
    <draw:marker draw:name="a50" svg:viewBox="0 0 20 30" svg:d="m10 0-10 30h20z"/>
    <draw:marker draw:name="a62" svg:viewBox="0 0 20 30" svg:d="m10 0-10 30h20z"/>
    <draw:marker draw:name="a46" svg:viewBox="0 0 20 30" svg:d="m10 0-10 30h20z"/>
    <draw:marker draw:name="a58" svg:viewBox="0 0 20 30" svg:d="m10 0-10 30h20z"/>
    <draw:marker draw:name="a52" svg:viewBox="0 0 20 30" svg:d="m10 0-10 30h20z"/>
    <draw:marker draw:name="a64" svg:viewBox="0 0 20 30" svg:d="m10 0-10 30h20z"/>
    <draw:marker draw:name="a48" svg:viewBox="0 0 20 30" svg:d="m10 0-10 30h20z"/>
    <draw:marker draw:name="a42" svg:viewBox="0 0 20 30" svg:d="m10 0-10 30h20z"/>
    <draw:marker draw:name="a54" svg:viewBox="0 0 20 30" svg:d="m10 0-10 30h20z"/>
    <draw:marker draw:name="a60" svg:viewBox="0 0 20 30" svg:d="m10 0-10 30h20z"/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Сергей Анатольевич Скирдов</dc:creator>
    <dc:date>2025-11-30T22:21:44Z</dc:date>
    <meta:editing-cycles>1</meta:editing-cycles>
    <meta:editing-duration>PT70S</meta:editing-duration>
  </office:meta>
</office:document-meta>
</file>